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cm" fo:min-width="2.813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cm" fo:min-width="2.812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cm" fo:min-width="2.813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1cm" fo:min-width="2.813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cm" fo:min-width="2.812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cm" fo:min-width="2.812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3465a4" draw:fill-color="#3465a4" draw:textarea-horizontal-align="justify" draw:textarea-vertical-align="middle" draw:auto-grow-height="false" fo:min-height="1cm" fo:min-width="11.25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3465a4" draw:fill-color="#3465a4" draw:textarea-horizontal-align="justify" draw:textarea-vertical-align="middle" draw:auto-grow-height="false" fo:min-height="1cm" fo:min-width="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-color="#729fcf"/>
      <style:paragraph-properties fo:text-align="center" style:writing-mode="lr-tb"/>
      <style:text-properties fo:font-size="16pt"/>
    </style:style>
    <style:style style:name="P3" style:family="paragraph">
      <style:paragraph-properties fo:text-align="center"/>
      <style:text-properties style:font-name="Courier New" fo:font-size="16pt"/>
    </style:style>
    <style:style style:name="P4" style:family="paragraph">
      <loext:graphic-properties draw:fill-color="#ffffff"/>
      <style:paragraph-properties fo:text-align="center" style:writing-mode="lr-tb"/>
      <style:text-properties style:font-name="Courier New" fo:font-size="16pt"/>
    </style:style>
    <style:style style:name="P5" style:family="paragraph">
      <style:paragraph-properties fo:text-align="center"/>
      <style:text-properties style:use-window-font-color="true" loext:opacity="0%" style:font-name="Courier New" fo:font-size="16pt" fo:font-style="italic" style:font-style-asian="italic" style:font-style-complex="italic"/>
    </style:style>
    <style:style style:name="P6" style:family="paragraph">
      <loext:graphic-properties draw:fill-color="#dee6ef"/>
      <style:paragraph-properties fo:text-align="center" style:writing-mode="lr-tb"/>
      <style:text-properties style:use-window-font-color="true" loext:opacity="0%" style:font-name="Courier New" fo:font-size="16pt" fo:font-style="italic" style:font-style-asian="italic" style:font-style-complex="italic"/>
    </style:style>
    <style:style style:name="P7" style:family="paragraph">
      <style:paragraph-properties fo:text-align="center"/>
      <style:text-properties style:font-name="Courier New" fo:font-size="16pt" fo:font-weight="normal" style:font-weight-asian="bold" style:font-weight-complex="bold"/>
    </style:style>
    <style:style style:name="P8" style:family="paragraph">
      <loext:graphic-properties draw:fill-color="#ffffff"/>
      <style:paragraph-properties fo:text-align="center" style:writing-mode="lr-tb"/>
      <style:text-properties style:font-name="Courier New" fo:font-size="16pt" fo:font-weight="normal" style:font-weight-asian="bold" style:font-weight-complex="bold"/>
    </style:style>
    <style:style style:name="P9" style:family="paragraph">
      <style:paragraph-properties fo:text-align="center"/>
      <style:text-properties style:font-name="Courier New" fo:font-size="16pt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style:font-name="Courier New" fo:font-size="16pt" fo:font-weight="bold" style:font-weight-asian="bold" style:font-weight-complex="bold"/>
    </style:style>
    <style:style style:name="P11" style:family="paragraph">
      <style:paragraph-properties fo:text-align="center"/>
      <style:text-properties fo:font-size="16pt" fo:font-weight="bold"/>
    </style:style>
    <style:style style:name="P12" style:family="paragraph">
      <loext:graphic-properties draw:fill-color="#3465a4"/>
      <style:paragraph-properties fo:text-align="center" style:writing-mode="lr-tb"/>
      <style:text-properties fo:font-size="16pt" fo:font-weight="bold"/>
    </style:style>
    <style:style style:name="T1" style:family="text">
      <style:text-properties fo:font-size="16pt"/>
    </style:style>
    <style:style style:name="T2" style:family="text">
      <style:text-properties style:font-name="Courier New" fo:font-size="16pt"/>
    </style:style>
    <style:style style:name="T3" style:family="text">
      <style:text-properties style:font-name="Courier New" fo:font-size="16pt" style:font-weight-asian="bold" style:font-weight-complex="bold"/>
    </style:style>
    <style:style style:name="T4" style:family="text">
      <style:text-properties style:font-name="Courier New" fo:font-size="16pt" fo:font-weight="bold" style:font-weight-asian="bold" style:font-weight-complex="bold"/>
    </style:style>
    <style:style style:name="T5" style:family="text">
      <style:text-properties style:font-name="Courier New" fo:font-size="16pt" fo:font-style="italic" style:font-style-asian="italic" style:font-style-complex="italic"/>
    </style:style>
    <style:style style:name="T6" style:family="text">
      <style:text-properties fo:font-size="16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813cm" svg:height="1cm" svg:x="3.8cm" svg:y="1.05cm">
          <text:p text:style-name="P1"><text:span text:style-name="T1">man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12cm" svg:height="1cm" svg:x="6.613cm" svg:y="1.05cm">
          <text:p text:style-name="P1"><text:span text:style-name="T1">rand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813cm" svg:height="1cm" svg:x="9.425cm" svg:y="1.05cm">
          <text:p text:style-name="P1"><text:span text:style-name="T1">gree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12cm" svg:height="1cm" svg:x="12.238cm" svg:y="1.05cm">
          <text:p text:style-name="P1"><text:span text:style-name="T1">sm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12cm" svg:height="1cm" svg:x="0.988cm" svg:y="2.05cm">
          <text:p text:style-name="P1"><text:span text:style-name="T1">ro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12cm" svg:height="1cm" svg:x="0.988cm" svg:y="3.05cm">
          <text:p text:style-name="P1"><text:span text:style-name="T1">pick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12cm" svg:height="1cm" svg:x="0.988cm" svg:y="4.05cm">
          <text:p text:style-name="P1"><text:span text:style-name="T1">cha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12cm" svg:height="1cm" svg:x="0.988cm" svg:y="6.05cm">
          <text:p text:style-name="P1"><text:span text:style-name="T1">sp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12cm" svg:height="1cm" svg:x="0.988cm" svg:y="5.05cm">
          <text:p text:style-name="P1"><text:span text:style-name="T1">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813cm" svg:height="1cm" svg:x="3.8cm" svg:y="2.05cm">
          <text:p text:style-name="P3"><text:span text:style-name="T2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813cm" svg:height="1cm" svg:x="3.8cm" svg:y="3.05cm">
          <text:p text:style-name="P3"><text:span text:style-name="T2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813cm" svg:height="1cm" svg:x="3.8cm" svg:y="4.05cm">
          <text:p text:style-name="P3"><text:span text:style-name="T2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813cm" svg:height="1cm" svg:x="3.8cm" svg:y="5.05cm">
          <text:p text:style-name="P5"><text:span text:style-name="T2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813cm" svg:height="1cm" svg:x="3.8cm" svg:y="6.05cm">
          <text:p text:style-name="P5"><text:span text:style-name="T2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812cm" svg:height="1cm" svg:x="6.613cm" svg:y="5.05cm">
          <text:p text:style-name="P5"><text:span text:style-name="T2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812cm" svg:height="1cm" svg:x="6.613cm" svg:y="6.05cm">
          <text:p text:style-name="P5"><text:span text:style-name="T2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813cm" svg:height="1cm" svg:x="9.425cm" svg:y="5.05cm">
          <text:p text:style-name="P5"><text:span text:style-name="T2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813cm" svg:height="1cm" svg:x="9.425cm" svg:y="6.05cm">
          <text:p text:style-name="P5"><text:span text:style-name="T2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812cm" svg:height="1cm" svg:x="12.238cm" svg:y="5.05cm">
          <text:p text:style-name="P5"><text:span text:style-name="T2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812cm" svg:height="1cm" svg:x="12.238cm" svg:y="6.05cm">
          <text:p text:style-name="P5"><text:span text:style-name="T2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812cm" svg:height="1cm" svg:x="6.613cm" svg:y="2.05cm">
          <text:p text:style-name="P7"><text:span text:style-name="T3">rand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812cm" svg:height="1cm" svg:x="6.613cm" svg:y="3.05cm">
          <text:p text:style-name="P3"><text:span text:style-name="T2">rand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812cm" svg:height="1cm" svg:x="6.613cm" svg:y="4.05cm">
          <text:p text:style-name="P3"><text:span text:style-name="T2">rand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2.813cm" svg:height="1cm" svg:x="9.425cm" svg:y="2.05cm">
          <text:p text:style-name="P9"><text:span text:style-name="T4">gree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813cm" svg:height="1cm" svg:x="9.425cm" svg:y="3.05cm">
          <text:p text:style-name="P5"><text:span text:style-name="T5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813cm" svg:height="1cm" svg:x="9.425cm" svg:y="4.05cm">
          <text:p text:style-name="P5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812cm" svg:height="1cm" svg:x="12.238cm" svg:y="2.05cm">
          <text:p text:style-name="P9"><text:span text:style-name="T4">sm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812cm" svg:height="1cm" svg:x="12.238cm" svg:y="3.05cm">
          <text:p text:style-name="P5"><text:span text:style-name="T5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812cm" svg:height="1cm" svg:x="12.238cm" svg:y="4.05cm">
          <text:p text:style-name="P9"><text:span text:style-name="T4">sm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11.25cm" svg:height="1cm" svg:x="3.8cm" svg:y="0.05cm">
          <text:p text:style-name="P11"><text:span text:style-name="T6">Control 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5cm" svg:height="1cm" draw:transform="rotate (1.5707963267949) translate (0.05cm 7.05cm)">
          <text:p text:style-name="P11"><text:span text:style-name="T6">Control decis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5cm" fo:margin-bottom="0.05cm" fo:margin-left="0.05cm" fo:margin-right="0.05cm" fo:page-width="15.1cm" fo:page-height="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5T16:04:35.161000000</meta:creation-date>
    <dc:date>2024-09-25T16:35:35.130000000</dc:date>
    <meta:editing-duration>PT11M18S</meta:editing-duration>
    <meta:editing-cycles>8</meta:editing-cycles>
    <meta:generator>LibreOffice/24.8.1.2$Windows_X86_64 LibreOffice_project/87fa9aec1a63e70835390b81c40bb8993f1d4ff6</meta:generator>
    <meta:document-statistic meta:object-count="31"/>
  </office:meta>
</office:document-meta>
</file>